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6.247cm" table:align="left" style:writing-mode="lr-tb"/>
    </style:style>
    <style:style style:name="Table3.A" style:family="table-column">
      <style:table-column-properties style:column-width="8.065cm"/>
    </style:style>
    <style:style style:name="Table3.B" style:family="table-column">
      <style:table-column-properties style:column-width="8.183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1" style:family="table">
      <style:table-properties style:width="16.247cm" table:align="left" style:writing-mode="lr-tb"/>
    </style:style>
    <style:style style:name="Table11.A" style:family="table-column">
      <style:table-column-properties style:column-width="8.089cm"/>
    </style:style>
    <style:style style:name="Table11.B" style:family="table-column">
      <style:table-column-properties style:column-width="8.158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1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text-properties style:font-name="Arial" fo:font-size="12pt" style:font-size-asian="12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font-size-asian="12pt" style:font-name-complex="Arial"/>
    </style:style>
    <style:style style:name="P4" style:family="paragraph" style:parent-style-name="Standard">
      <style:paragraph-properties fo:text-align="start" style:justify-single-word="false" style:snap-to-layout-grid="false"/>
      <style:text-properties style:font-name="Arial" fo:font-size="12pt" style:font-size-asian="12pt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ize="12pt" style:font-size-asian="12pt" style:font-name-complex="Arial"/>
    </style:style>
    <style:style style:name="P6" style:family="paragraph" style:parent-style-name="Standard">
      <style:text-properties style:font-name="Arial" fo:font-size="12pt" style:text-underline-style="none" style:font-size-asian="12pt" style:font-name-complex="Arial"/>
    </style:style>
    <style:style style:name="P7" style:family="paragraph" style:parent-style-name="Standard">
      <style:text-properties style:font-name="Arial" fo:font-size="12pt" style:text-underline-style="none" style:font-name-asian="Arial" style:font-size-asian="12pt" style:font-name-complex="Arial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rial" fo:font-size="12pt" style:text-underline-style="solid" style:text-underline-width="auto" style:text-underline-color="font-color" style:font-size-asian="12pt" style:font-name-complex="Arial"/>
    </style:style>
    <style:style style:name="P9" style:family="paragraph" style:parent-style-name="Standard">
      <style:text-properties style:font-name="Arial" fo:font-size="12pt" fo:font-style="italic" style:font-size-asian="12pt" style:font-style-asian="italic" style:font-name-complex="Arial" style:font-style-complex="italic"/>
    </style:style>
    <style:style style:name="P10" style:family="paragraph" style:parent-style-name="Standard">
      <style:paragraph-properties style:snap-to-layout-grid="false"/>
      <style:text-properties style:font-name="Arial" fo:font-size="12pt" fo:font-style="italic" style:font-size-asian="12pt" style:font-style-asian="italic" style:font-name-complex="Arial" style:font-style-complex="italic"/>
    </style:style>
    <style:style style:name="P11" style:family="paragraph" style:parent-style-name="Standard">
      <style:text-properties style:font-name="Arial" fo:font-size="12pt" fo:font-weight="bold" style:font-size-asian="12pt" style:font-weight-asian="bold" style:font-name-complex="Arial" style:font-weight-complex="bold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Arial" fo:font-size="12pt" style:font-name-asian="Arial" style:font-size-asian="12pt" style:font-name-complex="Arial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line-height="115%"/>
    </style:style>
    <style:style style:name="P15" style:family="paragraph" style:parent-style-name="Heading_20_5">
      <style:paragraph-properties fo:margin-top="0cm" fo:margin-bottom="0.106cm"/>
    </style:style>
    <style:style style:name="T1" style:family="text">
      <style:text-properties style:font-name-asian="Arial"/>
    </style:style>
    <style:style style:name="T2" style:family="text">
      <style:text-properties style:font-name="Arial" fo:font-size="12pt" style:font-name-asian="Arial" style:font-size-asian="12pt" style:font-name-complex="Arial"/>
    </style:style>
    <style:style style:name="T3" style:family="text">
      <style:text-properties style:font-name="Arial" fo:font-size="12pt" style:font-size-asian="12pt" style:font-name-complex="Arial"/>
    </style:style>
    <style:style style:name="T4" style:family="text">
      <style:text-properties style:font-name="Arial" fo:font-size="12pt" fo:font-style="italic" style:font-size-asian="12pt" style:font-style-asian="italic" style:font-name-complex="Arial" style:font-style-complex="italic"/>
    </style:style>
    <style:style style:name="T5" style:family="text">
      <style:text-properties style:font-name="Arial" fo:font-size="12pt" fo:font-style="italic" style:font-name-asian="Arial" style:font-size-asian="12pt" style:font-style-asian="italic" style:font-name-complex="Arial" style:font-style-complex="italic"/>
    </style:style>
    <style:style style:name="T6" style:family="text">
      <style:text-properties style:font-name="Arial" fo:font-size="12pt" fo:font-weight="bold" style:font-size-asian="12pt" style:font-weight-asian="bold" style:font-name-complex="Arial" style:font-weight-complex="bold"/>
    </style:style>
    <style:style style:name="T7" style:family="text">
      <style:text-properties style:font-name="Arial" fo:font-size="12pt" fo:font-weight="bold" style:font-name-asian="Arial" style:font-size-asian="12pt" style:font-weight-asian="bold" style:font-name-complex="Arial" style:font-weight-complex="bold"/>
    </style:style>
    <style:style style:name="T8" style:family="text">
      <style:text-properties style:font-name="Arial" fo:font-size="12pt" fo:font-weight="normal" style:font-name-asian="Arial" style:font-size-asian="12pt" style:font-weight-asian="normal" style:font-name-complex="Ari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</text:p>
      <text:p text:style-name="P1"/>
      <text:p text:style-name="P1">Casos de Uso Críticos</text:p>
      <text:p text:style-name="P1"/>
      <text:p text:style-name="P1">Definir Dominio</text:p>
      <text:p text:style-name="P1"/>
      <text:p text:style-name="P1">Actores: Usuario</text:p>
      <text:p text:style-name="P1"/>
      <text:p text:style-name="P2">Descripción: El usuario crea un dominio identificando los elementos, en cuanto a posición y cantidad, su ubicación podrá hacerse mediante el ingreso de datos, u operando gráficamente con el sistema. Los elementos son representaciones de, <text:s/>pozos de bombeos u observación. Una vez definidos éstos, se les podrá asociar datos.</text:p>
      <text:p text:style-name="P2">También se podrán definir barreras en el dominio, ingresando datos u operando gráficamente.</text:p>
      <text:p text:style-name="P1"/>
      <text:p text:style-name="P1">Pre-condiciones:Deberá de haberse creado un proyecto, con la respectiva dimensión del plano. Los datos de observación o bombeo que se requieran deberán de haberse cargado previamente.</text:p>
      <text:p text:style-name="P1"/>
      <text:p text:style-name="P4">Si el usuario eligió algún método solución que no incluyan barreras en el dominio entonces aparecerá deshabilitado el icono de la recta, junto a los eventos que este desencadena.</text:p>
      <text:p text:style-name="P1"/>
      <text:p text:style-name="P1">Pos Condiciones: Se contará con un dominio bien definido, con los pozos y barreras necesarios, y los datos de los mismos cargados.</text:p>
      <text:p text:style-name="P6"/>
      <text:p text:style-name="P1"/>
      <text:p text:style-name="P1"/>
      <text:p text:style-name="P1">Flujo<text:span text:style-name="T1"> </text:span>de<text:span text:style-name="T1"> </text:span>eventos: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Acción<text:span text:style-name="T1"> </text:span>de<text:span text:style-name="T1"> </text:span>actor</text:p>
          </table:table-cell>
          <table:table-cell table:style-name="Table3.B1" office:value-type="string">
            <text:p text:style-name="P5">Respuesta<text:span text:style-name="T1"> </text:span>del<text:span text:style-name="T1"> </text:span>sistema</text:p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1-<text:span text:style-name="T1"> </text:span>El<text:span text:style-name="T1"> </text:span>usuario<text:span text:style-name="T1"> </text:span>selecciona<text:span text:style-name="T1"> </text:span>un<text:span text:style-name="T1"> </text:span>icono<text:span text:style-name="T1"> </text:span>de<text:span text:style-name="T1"> </text:span>la<text:span text:style-name="T1"> </text:span>herramienta<text:span text:style-name="T1"> </text:span>gráfica<text:span text:style-name="T1"> </text:span>y<text:span text:style-name="T1"> </text:span>lo<text:span text:style-name="T1"> </text:span>arrastra<text:span text:style-name="T1"> </text:span>a<text:span text:style-name="T1"> </text:span>alguna<text:span text:style-name="T1"> </text:span>parte<text:span text:style-name="T1"> </text:span>del<text:span text:style-name="T1"> </text:span>dominio,<text:span text:style-name="T1"> </text:span>si<text:span text:style-name="T1"> </text:span>el<text:span text:style-name="T1"> </text:span>icono<text:span text:style-name="T1"> </text:span>es<text:span text:style-name="T1"> </text:span>llevado<text:span text:style-name="T1"> <text:s/></text:span>fuera<text:span text:style-name="T1"> </text:span>del<text:span text:style-name="T1"> </text:span>dominio<text:span text:style-name="T1"> </text:span>no<text:span text:style-name="T1"> </text:span>se<text:span text:style-name="T1"> </text:span>ejecuta<text:span text:style-name="T1"> </text:span>ninguna<text:span text:style-name="T1"> </text:span>operación.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10">Luego<text:span text:style-name="T1"> </text:span>de<text:span text:style-name="T1"> </text:span>esta<text:span text:style-name="T1"> </text:span>respuesta<text:span text:style-name="T1"> </text:span>el<text:span text:style-name="T1"> </text:span>usuario<text:span text:style-name="T1"> </text:span>puede<text:span text:style-name="T1"> </text:span>continuar<text:span text:style-name="T1"> </text:span>con<text:span text:style-name="T1"> </text:span>la<text:span text:style-name="T1"> </text:span>secuencia,<text:span text:style-name="T1"> <text:s/></text:span>o<text:span text:style-name="T1"> </text:span>volver<text:span text:style-name="T1"> </text:span>a<text:span text:style-name="T1"> </text:span>la<text:span text:style-name="T1"> </text:span>línea<text:span text:style-name="T1"> </text:span>1</text:p>
          </table:table-cell>
          <table:table-cell table:style-name="Table3.B1" office:value-type="string">
            <text:p text:style-name="P4">2-<text:span text:style-name="T1"> </text:span>El<text:span text:style-name="T1"> </text:span>sistema<text:span text:style-name="T1"> </text:span>devuelve<text:span text:style-name="T1"> </text:span>una<text:span text:style-name="T1"> </text:span>representación<text:span text:style-name="T1"> </text:span>del<text:span text:style-name="T1"> </text:span>ícono<text:span text:style-name="T1"> </text:span>seleccionado<text:span text:style-name="T1"> </text:span>que<text:span text:style-name="T1"> </text:span>se<text:span text:style-name="T1"> </text:span>adherirá<text:span text:style-name="T1"> </text:span>al<text:span text:style-name="T1"> </text:span>mouse.</text:p>
          </table:table-cell>
        </table:table-row>
        <table:table-row table:style-name="Table3.1">
          <table:table-cell table:style-name="Table3.A1" office:value-type="string">
            <text:p text:style-name="P5">3-Soltando<text:span text:style-name="T1"> </text:span>el<text:span text:style-name="T1"> </text:span>botón<text:span text:style-name="T1"> </text:span>izquierdo<text:span text:style-name="T1"> </text:span>se<text:span text:style-name="T1"> </text:span>posiciona<text:span text:style-name="T1"> </text:span>el<text:span text:style-name="T1"> </text:span>ícono.</text:p>
          </table:table-cell>
          <table:table-cell table:style-name="Table3.B1" office:value-type="string">
            <text:p text:style-name="P10">Si el icono es un pozo pasar a linea 4</text:p>
            <text:p text:style-name="P10">Si<text:span text:style-name="T1"> </text:span>el<text:span text:style-name="T1"> </text:span>ícono<text:span text:style-name="T1"> </text:span>es<text:span text:style-name="T1"> </text:span>una<text:span text:style-name="T1"> </text:span>recta<text:span text:style-name="T1"> </text:span>pasar<text:span text:style-name="T1"> </text:span>a<text:span text:style-name="T1"> </text:span>línea<text:span text:style-name="T1"> </text:span>5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4-Se<text:span text:style-name="T1"> </text:span>desadhiere<text:span text:style-name="T1"> </text:span>el<text:span text:style-name="T1"> </text:span>ícono<text:span text:style-name="T1"> </text:span>del<text:span text:style-name="T1"> </text:span>mouse,<text:span text:style-name="T1"> </text:span>y<text:span text:style-name="T1"> </text:span>se<text:span text:style-name="T1"> </text:span>posiciona<text:span text:style-name="T1"> </text:span>otro<text:span text:style-name="T1"> </text:span>en<text:span text:style-name="T1"> </text:span>el<text:span text:style-name="T1"> </text:span>punto<text:span text:style-name="T1"> </text:span>del<text:span text:style-name="T1"> </text:span>domino<text:span text:style-name="T1"> </text:span>que<text:span text:style-name="T1"> </text:span>el<text:span text:style-name="T1"> </text:span>usuario<text:span text:style-name="T1"> </text:span>seleccionó.<text:span text:style-name="T1"> </text:span>Se<text:span text:style-name="T1"> </text:span>guardan<text:span text:style-name="T1"> </text:span>los<text:span text:style-name="T1"> </text:span>datos<text:span text:style-name="T1"> </text:span>cartesianos. Y se visualizan en el formulario de coordenadas.</text:p>
          </table:table-cell>
        </table:table-row>
        <table:table-row table:style-name="Table3.1">
          <table:table-cell table:style-name="Table3.A1" office:value-type="string">
            <text:p text:style-name="P10">Una<text:span text:style-name="T1"> </text:span>vez<text:span text:style-name="T1"> </text:span>conocida<text:span text:style-name="T1"> </text:span>la<text:span text:style-name="T1"> </text:span>respuesta<text:span text:style-name="T1"> </text:span>del<text:span text:style-name="T1"> </text:span>sistema<text:span text:style-name="T1"> </text:span>el<text:span text:style-name="T1"> </text:span>usuario<text:span text:style-name="T1"> </text:span>puede<text:span text:style-name="T1"> </text:span>pasar<text:span text:style-name="T1"> </text:span>a<text:span text:style-name="T1"> </text:span>la<text:span text:style-name="T1"> </text:span>línea<text:span text:style-name="T1"> </text:span>16,<text:span text:style-name="T1"> </text:span>6<text:span text:style-name="T1"> </text:span>o<text:span text:style-name="T1"> </text:span>a<text:span text:style-name="T1"> </text:span>la<text:span text:style-name="T1"> </text:span>10.</text:p>
          </table:table-cell>
          <table:table-cell table:style-name="Table3.B1" office:value-type="string">
            <text:p text:style-name="P5">5-Se<text:span text:style-name="T1"> </text:span>desadhiere<text:span text:style-name="T1"> </text:span>el<text:span text:style-name="T1"> </text:span>ícono<text:span text:style-name="T1"> </text:span>del<text:span text:style-name="T1"> </text:span>mouse,<text:span text:style-name="T1"> </text:span>y<text:span text:style-name="T1"> </text:span>se<text:span text:style-name="T1"> </text:span>posiciona<text:span text:style-name="T1"> </text:span>otro<text:span text:style-name="T1"> </text:span>en<text:span text:style-name="T1"> </text:span>el<text:span text:style-name="T1"> </text:span>punto<text:span text:style-name="T1"> </text:span>del<text:span text:style-name="T1"> </text:span>domino<text:span text:style-name="T1"> </text:span>que<text:span text:style-name="T1"> </text:span>el<text:span text:style-name="T1"> </text:span>usuario<text:span text:style-name="T1"> </text:span>seleccionó.<text:span text:style-name="T1"> </text:span>En<text:span text:style-name="T1"> </text:span>este<text:span text:style-name="T1"> </text:span>caso<text:span text:style-name="T1"> </text:span>una<text:span text:style-name="T1"> </text:span>recta<text:span text:style-name="T1"> </text:span>paralela<text:span text:style-name="T1"> </text:span>al<text:span text:style-name="T1"> </text:span>eje<text:span text:style-name="T1"> </text:span>x.<text:span text:style-name="T1"> </text:span>Se<text:span text:style-name="T1"> </text:span>guardan<text:span text:style-name="T1"> </text:span><text:soft-page-break/>los<text:span text:style-name="T1"> </text:span>datos<text:span text:style-name="T1"> </text:span>cartesianos.<text:span text:style-name="T1"> </text:span>El<text:span text:style-name="T1"> </text:span>sistema<text:span text:style-name="T1"> </text:span>habilita<text:span text:style-name="T1"> </text:span>el<text:span text:style-name="T1"> </text:span>panel<text:span text:style-name="T1"> </text:span>de<text:span text:style-name="T1"> </text:span>coordenadas<text:span text:style-name="T1"> </text:span>para<text:span text:style-name="T1"> </text:span>que<text:span text:style-name="T1"> </text:span>el<text:span text:style-name="T1"> </text:span>usuario<text:span text:style-name="T1"> </text:span>indique<text:span text:style-name="T1"> </text:span>si<text:span text:style-name="T1"> </text:span>la<text:span text:style-name="T1"> </text:span>barrera<text:span text:style-name="T1"> </text:span>es<text:span text:style-name="T1"> </text:span>negativa<text:span text:style-name="T1"> </text:span>o<text:span text:style-name="T1"> </text:span>positiva.</text:p>
          </table:table-cell>
        </table:table-row>
        <table:table-row table:style-name="Table3.1">
          <table:table-cell table:style-name="Table3.A1" office:value-type="string">
            <text:p text:style-name="P5">6-<text:span text:style-name="T1"> </text:span>Si<text:span text:style-name="T1"> </text:span>el<text:span text:style-name="T1"> </text:span>icono<text:span text:style-name="T1"> </text:span>es<text:span text:style-name="T1"> </text:span>una<text:span text:style-name="T1"> </text:span>recta<text:span text:style-name="T1"> </text:span>entonces<text:span text:style-name="T1"> </text:span>el<text:span text:style-name="T1"> </text:span>usuario<text:span text:style-name="T1"> </text:span>indica<text:span text:style-name="T1"> </text:span>en<text:span text:style-name="T1"> </text:span>el<text:span text:style-name="T1"> </text:span>panel<text:span text:style-name="T1"> </text:span>de<text:span text:style-name="T1"> </text:span>datos<text:span text:style-name="T1"> </text:span>de<text:span text:style-name="T1"> </text:span>la<text:span text:style-name="T1"> </text:span>recta<text:span text:style-name="T1"> </text:span>si<text:span text:style-name="T1"> </text:span>esta<text:span text:style-name="T1"> </text:span>es<text:span text:style-name="T1"> </text:span>positiva<text:span text:style-name="T1"> </text:span>o<text:span text:style-name="T1"> </text:span>negativa.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7<text:span text:style-name="T1"> </text:span>El<text:span text:style-name="T1"> </text:span>sistema<text:span text:style-name="T1"> </text:span>guarda<text:span text:style-name="T1"> </text:span>este<text:span text:style-name="T1"> </text:span>dato<text:span text:style-name="T1"> </text:span>en<text:span text:style-name="T1"> </text:span>el<text:span text:style-name="T1"> </text:span>dominio,y determina orientacion de la recta.</text:p>
          </table:table-cell>
        </table:table-row>
        <table:table-row table:style-name="Table3.1">
          <table:table-cell table:style-name="Table3.A1" office:value-type="string">
            <text:p text:style-name="P5">8-<text:span text:style-name="T1"> </text:span>Se<text:span text:style-name="T1"> </text:span>posiciona<text:span text:style-name="T1"> </text:span>el<text:span text:style-name="T1"> </text:span>mouse<text:span text:style-name="T1"> </text:span>en<text:span text:style-name="T1"> una de las semirrectas determinadas por el punto medio.</text:span>.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13"><text:span text:style-name="T3">9-</text:span><text:span text:style-name="T2"> </text:span><text:span text:style-name="T3">Se</text:span><text:span text:style-name="T2"> </text:span><text:span text:style-name="T3">cambia</text:span><text:span text:style-name="T2"> </text:span><text:span text:style-name="T3">el</text:span><text:span text:style-name="T2"> </text:span><text:span text:style-name="T3">ícono</text:span><text:span text:style-name="T2"> </text:span><text:span text:style-name="T3">del</text:span><text:span text:style-name="T2"> </text:span><text:span text:style-name="T3">mouse,</text:span><text:span text:style-name="T2"> </text:span><text:span text:style-name="T3">comúnmente</text:span><text:span text:style-name="T2"> </text:span><text:span text:style-name="T3">una</text:span><text:span text:style-name="T2"> </text:span><text:span text:style-name="T3">flecha,</text:span><text:span text:style-name="T2"> </text:span><text:span text:style-name="T3">por</text:span><text:span text:style-name="T2"> </text:span><text:span text:style-name="T3">un</text:span><text:span text:style-name="T2"> </text:span><text:span text:style-name="T3">nuevo</text:span><text:span text:style-name="T2"> </text:span><text:span text:style-name="T3">ícono</text:span><text:span text:style-name="T2"> </text:span><text:span text:style-name="T3">que</text:span><text:span text:style-name="T2"> </text:span><text:span text:style-name="T3">nemotécnicamente</text:span><text:span text:style-name="T2"> </text:span><text:span text:style-name="T3">indique</text:span><text:span text:style-name="T2"> </text:span><text:span text:style-name="T3">la</text:span><text:span text:style-name="T2"> </text:span><text:span text:style-name="T3">posibilidad</text:span><text:span text:style-name="T2"> </text:span><text:span text:style-name="T3">de</text:span><text:span text:style-name="T2"> </text:span><text:span text:style-name="T3">mover</text:span><text:span text:style-name="T2"> </text:span><text:span text:style-name="T3">la</text:span><text:span text:style-name="T2"> </text:span><text:span text:style-name="T3">recta</text:span><text:span text:style-name="T2"> hacia </text:span><text:span text:style-name="T3">uno</text:span><text:span text:style-name="T2"> </text:span><text:span text:style-name="T3">de</text:span><text:span text:style-name="T2"> </text:span><text:span text:style-name="T3">sus</text:span><text:span text:style-name="T2"> </text:span><text:span text:style-name="T3">lados.</text:span></text:p>
          </table:table-cell>
        </table:table-row>
        <table:table-row table:style-name="Table3.1">
          <table:table-cell table:style-name="Table3.A1" office:value-type="string">
            <text:p text:style-name="P5">10-<text:span text:style-name="T1"> </text:span>El<text:span text:style-name="T1"> </text:span>usuario<text:span text:style-name="T1"> </text:span>mantiene<text:span text:style-name="T1"> </text:span>apretado<text:span text:style-name="T1"> </text:span>el<text:span text:style-name="T1"> </text:span>botón<text:span text:style-name="T1"> </text:span>izquierdo<text:span text:style-name="T1"> </text:span>del<text:span text:style-name="T1"> </text:span>mouse,<text:span text:style-name="T1"> </text:span>y<text:span text:style-name="T1"> </text:span>lo<text:span text:style-name="T1"> </text:span>mueve<text:span text:style-name="T1"> </text:span>hacia<text:span text:style-name="T1"> </text:span>o<text:span text:style-name="T1"> </text:span>fuera<text:span text:style-name="T1"> </text:span>del<text:span text:style-name="T1"> </text:span>eje.<text:span text:style-name="T1"> </text:span>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13"><text:span text:style-name="T3">11-</text:span><text:span text:style-name="T2"> </text:span><text:span text:style-name="T3">El</text:span><text:span text:style-name="T2"> </text:span><text:span text:style-name="T3">sistema</text:span><text:span text:style-name="T2"> </text:span><text:span text:style-name="T3">va</text:span><text:span text:style-name="T2"> </text:span><text:span text:style-name="T3">cambiando</text:span><text:span text:style-name="T2"> </text:span><text:span text:style-name="T3">la</text:span><text:span text:style-name="T2"> </text:span><text:span text:style-name="T3">posicion</text:span><text:span text:style-name="T2"> </text:span><text:span text:style-name="T3">de</text:span><text:span text:style-name="T2"> </text:span><text:span text:style-name="T3">la</text:span><text:span text:style-name="T2"> </text:span><text:span text:style-name="T3">recta</text:span><text:span text:style-name="T2"> </text:span><text:span text:style-name="T3">de</text:span><text:span text:style-name="T2"> </text:span><text:span text:style-name="T3">a</text:span><text:span text:style-name="T2"> </text:span><text:span text:style-name="T3">cuerdo</text:span><text:span text:style-name="T2"> </text:span><text:span text:style-name="T3">al</text:span><text:span text:style-name="T2"> </text:span><text:span text:style-name="T3">nuevo</text:span><text:span text:style-name="T2"> </text:span><text:span text:style-name="T3">par</text:span><text:span text:style-name="T2"> </text:span><text:span text:style-name="T3">de</text:span><text:span text:style-name="T2"> </text:span><text:span text:style-name="T3">puntos</text:span><text:span text:style-name="T2"> </text:span><text:span text:style-name="T3">intersectados.</text:span><text:span text:style-name="T3">.</text:span></text:p>
          </table:table-cell>
        </table:table-row>
        <table:table-row table:style-name="Table3.1">
          <table:table-cell table:style-name="Table3.A1" office:value-type="string">
            <text:p text:style-name="P5">12-<text:span text:style-name="T1"> </text:span>Se<text:span text:style-name="T1"> </text:span>suelta<text:span text:style-name="T1"> </text:span>el<text:span text:style-name="T1"> </text:span>botón<text:span text:style-name="T1"> </text:span>izquierdo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13"><text:span text:style-name="T4">Se</text:span><text:span text:style-name="T5"> </text:span><text:span text:style-name="T4">puede</text:span><text:span text:style-name="T5"> </text:span><text:span text:style-name="T4">continuar</text:span><text:span text:style-name="T5"> </text:span><text:span text:style-name="T4">con</text:span><text:span text:style-name="T5"> </text:span><text:span text:style-name="T4">la</text:span><text:span text:style-name="T5"> </text:span><text:span text:style-name="T4">secuencia,</text:span><text:span text:style-name="T5"> </text:span><text:span text:style-name="T4">o</text:span><text:span text:style-name="T5"> </text:span><text:span text:style-name="T4">volver</text:span><text:span text:style-name="T5"> </text:span><text:span text:style-name="T4">a</text:span><text:span text:style-name="T5"> </text:span><text:span text:style-name="T4">la</text:span><text:span text:style-name="T5"> </text:span><text:span text:style-name="T4">línea</text:span><text:span text:style-name="T5"> 1, 6 </text:span><text:span text:style-name="T5"><text:s/></text:span><text:span text:style-name="T4">o</text:span><text:span text:style-name="T5"> </text:span><text:span text:style-name="T4">7.</text:span></text:p>
          </table:table-cell>
          <table:table-cell table:style-name="Table3.B1" office:value-type="string">
            <text:p text:style-name="P5">13-<text:span text:style-name="T1"> </text:span>Se<text:span text:style-name="T1"> </text:span>guarda<text:span text:style-name="T1"> </text:span>la<text:span text:style-name="T1"> </text:span>posición<text:span text:style-name="T1"> </text:span>actual<text:span text:style-name="T1"> </text:span>de<text:span text:style-name="T1"> </text:span>la<text:span text:style-name="T1"> </text:span>recta</text:p>
          </table:table-cell>
        </table:table-row>
        <table:table-row table:style-name="Table3.1">
          <table:table-cell table:style-name="Table3.A1" office:value-type="string">
            <text:p text:style-name="P13"><text:span text:style-name="T3">14-</text:span><text:span text:style-name="T2"> </text:span><text:span text:style-name="T3">Se</text:span><text:span text:style-name="T2"> </text:span><text:span text:style-name="T3">hace</text:span><text:span text:style-name="T2"> </text:span><text:span text:style-name="T3">click</text:span><text:span text:style-name="T2"> </text:span><text:span text:style-name="T3">derecho</text:span><text:span text:style-name="T2"> </text:span><text:span text:style-name="T3">en</text:span><text:span text:style-name="T2"> </text:span><text:span text:style-name="T3">alguno</text:span><text:span text:style-name="T2"> </text:span><text:span text:style-name="T3">de</text:span><text:span text:style-name="T2"> </text:span><text:span text:style-name="T3">los</text:span><text:span text:style-name="T2"> </text:span><text:span text:style-name="T3">pozos,</text:span><text:span text:style-name="T2"> </text:span><text:span text:style-name="T3">eligiendose</text:span><text:span text:style-name="T2"> </text:span><text:span text:style-name="T3">la</text:span><text:span text:style-name="T2"> </text:span><text:span text:style-name="T3">opcion</text:span><text:span text:style-name="T2"> </text:span><text:span text:style-name="T3">asociar.</text:span><text:span text:style-name="T3">.</text:span>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15-<text:span text:style-name="T1"> </text:span>Se<text:span text:style-name="T1"> </text:span>devuelve<text:span text:style-name="T1"> </text:span>una<text:span text:style-name="T1"> </text:span>ventana<text:span text:style-name="T1"> </text:span>informativa<text:span text:style-name="T1"> </text:span>que<text:span text:style-name="T1"> </text:span>indique<text:span text:style-name="T1"> </text:span>los<text:span text:style-name="T1"> </text:span>datos<text:span text:style-name="T1"> </text:span>cargados<text:span text:style-name="T1"> </text:span>que<text:span text:style-name="T1"> </text:span>actualmente<text:span text:style-name="T1"> </text:span>tiene<text:span text:style-name="T1"> </text:span>el<text:span text:style-name="T1"> </text:span>pozo,<text:span text:style-name="T1"> </text:span>junto<text:span text:style-name="T1"> </text:span>con<text:span text:style-name="T1"> </text:span>una<text:span text:style-name="T1"> </text:span>caja<text:span text:style-name="T1"> </text:span>de<text:span text:style-name="T1"> </text:span>texto<text:span text:style-name="T1"> <text:s/></text:span>con<text:span text:style-name="T1"> </text:span>los<text:span text:style-name="T1"> </text:span>nombres<text:span text:style-name="T1"> </text:span>de<text:span text:style-name="T1"> </text:span>los<text:span text:style-name="T1"> </text:span>datos<text:span text:style-name="T1"> </text:span>que<text:span text:style-name="T1"> </text:span>han<text:span text:style-name="T1"> </text:span>sido<text:span text:style-name="T1"> </text:span>previamente<text:span text:style-name="T1"> </text:span>cargados.<text:span text:style-name="T1"> </text:span></text:p>
          </table:table-cell>
        </table:table-row>
        <table:table-row table:style-name="Table3.1">
          <table:table-cell table:style-name="Table3.A1" office:value-type="string">
            <text:p text:style-name="P5">16-<text:span text:style-name="T1"> </text:span>El<text:span text:style-name="T1"> </text:span>usuario<text:span text:style-name="T1"> </text:span>opta<text:span text:style-name="T1"> </text:span>por<text:span text:style-name="T1"> </text:span>ingresar<text:span text:style-name="T1"> </text:span>una<text:span text:style-name="T1"> </text:span>observación<text:span text:style-name="T1"> </text:span>aun<text:span text:style-name="T1"> </text:span>no<text:span text:style-name="T1"> </text:span>asociada.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17-<text:span text:style-name="T1"> </text:span>El<text:span text:style-name="T1"> </text:span>sistema<text:span text:style-name="T1"> </text:span>devuelve<text:span text:style-name="T1"> </text:span>una<text:span text:style-name="T1"> </text:span>lista<text:span text:style-name="T1"> </text:span>de<text:span text:style-name="T1"> </text:span>datos<text:span text:style-name="T1"> </text:span>aún<text:span text:style-name="T1"> </text:span>no<text:span text:style-name="T1"> </text:span>asociados<text:span text:style-name="T1"> </text:span>a<text:span text:style-name="T1"> </text:span>ningún<text:span text:style-name="T1"> </text:span>pozo..</text:p>
          </table:table-cell>
        </table:table-row>
        <table:table-row table:style-name="Table3.1">
          <table:table-cell table:style-name="Table3.A1" office:value-type="string">
            <text:p text:style-name="P5">18.a-<text:span text:style-name="T1"> </text:span>El<text:span text:style-name="T1"> </text:span>usuario<text:span text:style-name="T1"> </text:span>elije<text:span text:style-name="T1"> </text:span>un<text:span text:style-name="T1"> </text:span>conjunto<text:span text:style-name="T1"> </text:span>de<text:span text:style-name="T1"> </text:span>observaciones<text:span text:style-name="T1"> </text:span>y<text:span text:style-name="T1"> </text:span>acepta<text:span text:style-name="T1"> <text:s/></text:span>la<text:span text:style-name="T1"> </text:span>asociación.<text:span text:style-name="T1"> </text:span>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18.b-<text:span text:style-name="T1"> </text:span>El<text:span text:style-name="T1"> </text:span>sistema<text:span text:style-name="T1"> </text:span>asocia<text:span text:style-name="T1"> </text:span>dichas<text:span text:style-name="T1"> </text:span>observaciones<text:span text:style-name="T1"> </text:span>en<text:span text:style-name="T1"> </text:span>el<text:span text:style-name="T1"> </text:span>pozo,<text:span text:style-name="T1"> </text:span>y<text:span text:style-name="T1"> </text:span>las<text:span text:style-name="T1"> </text:span>desasocia<text:span text:style-name="T1"> </text:span>de<text:span text:style-name="T1"> </text:span>la<text:span text:style-name="T1"> </text:span>lista<text:span text:style-name="T1"> </text:span>de<text:span text:style-name="T1"> </text:span>observaciones<text:span text:style-name="T1"> </text:span>aun<text:span text:style-name="T1"> </text:span>sin<text:span text:style-name="T1"> </text:span>asociar.</text:p>
          </table:table-cell>
        </table:table-row>
        <table:table-row table:style-name="Table3.1">
          <table:table-cell table:style-name="Table3.A1" office:value-type="string">
            <text:p text:style-name="P5">18.c-<text:span text:style-name="T1"> </text:span>El<text:span text:style-name="T1"> </text:span>usuario<text:span text:style-name="T1"> </text:span>opta<text:span text:style-name="T1"> </text:span>por<text:span text:style-name="T1"> </text:span>ingresar<text:span text:style-name="T1"> </text:span>un<text:span text:style-name="T1"> </text:span>bombeo<text:span text:style-name="T1"> </text:span>aun<text:span text:style-name="T1"> </text:span>no<text:span text:style-name="T1"> </text:span>asociado.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18.d-<text:span text:style-name="T1"> </text:span>El<text:span text:style-name="T1"> </text:span>sistema<text:span text:style-name="T1"> </text:span>devuelve<text:span text:style-name="T1"> </text:span>una<text:span text:style-name="T1"> </text:span>lista<text:span text:style-name="T1"> </text:span>de<text:span text:style-name="T1"> </text:span>datos<text:span text:style-name="T1"> </text:span>aun<text:span text:style-name="T1"> </text:span>no<text:span text:style-name="T1"> </text:span>asociados.</text:p>
          </table:table-cell>
        </table:table-row>
        <table:table-row table:style-name="Table3.1">
          <table:table-cell table:style-name="Table3.A1" office:value-type="string">
            <text:p text:style-name="P5">18.e-<text:span text:style-name="T1"> </text:span>El<text:span text:style-name="T1"> </text:span>usuario<text:span text:style-name="T1"> </text:span>elije<text:span text:style-name="T1"> </text:span>un<text:span text:style-name="T1"> </text:span>conjunto<text:span text:style-name="T1"> </text:span>de<text:span text:style-name="T1"> </text:span>ensayos<text:span text:style-name="T1"> </text:span>y<text:span text:style-name="T1"> </text:span>acepta<text:span text:style-name="T1"> </text:span>la<text:span text:style-name="T1"> </text:span>asociación.<text:span text:style-name="T1"> </text:span></text:p>
          </table:table-cell>
          <table:table-cell table:style-name="Table3.B1" office:value-type="string">
            <text:p text:style-name="P5"/>
          </table:table-cell>
        </table:table-row>
        <text:soft-page-break/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18.f-<text:span text:style-name="T1"> </text:span>El<text:span text:style-name="T1"> </text:span>sistema<text:span text:style-name="T1"> </text:span>asocia<text:span text:style-name="T1"> </text:span>dichos<text:span text:style-name="T1"> </text:span>ensayos<text:span text:style-name="T1"> </text:span>en<text:span text:style-name="T1"> </text:span>el<text:span text:style-name="T1"> </text:span>pozo,<text:span text:style-name="T1"> </text:span>y<text:span text:style-name="T1"> </text:span>desasocia<text:span text:style-name="T1"> </text:span>de<text:span text:style-name="T1"> </text:span>la<text:span text:style-name="T1"> </text:span>lista<text:span text:style-name="T1"> </text:span>de<text:span text:style-name="T1"> </text:span>bombeo<text:span text:style-name="T1"> </text:span>aun<text:span text:style-name="T1"> </text:span>sin<text:span text:style-name="T1"> </text:span>asociar.</text:p>
          </table:table-cell>
        </table:table-row>
        <table:table-row table:style-name="Table3.1">
          <table:table-cell table:style-name="Table3.A1" office:value-type="string">
            <text:p text:style-name="P5">19-<text:span text:style-name="T1"> </text:span>El<text:span text:style-name="T1"> </text:span>usuario<text:span text:style-name="T1"> </text:span>cierra<text:span text:style-name="T1"> </text:span>la<text:span text:style-name="T1"> </text:span>ventana<text:span text:style-name="T1"> </text:span>emergente.</text:p>
          </table:table-cell>
          <table:table-cell table:style-name="Table3.B1" office:value-type="string">
            <text:p text:style-name="P10">Se<text:span text:style-name="T1"> </text:span>puede<text:span text:style-name="T1"> </text:span>volver<text:span text:style-name="T1"> </text:span>a<text:span text:style-name="T1"> </text:span>la<text:span text:style-name="T1"> </text:span>línea<text:span text:style-name="T1"> </text:span>1, 6, 7 o 14</text:p>
          </table:table-cell>
        </table:table-row>
        <table:table-row table:style-name="Table3.1">
          <table:table-cell table:style-name="Table3.A1" office:value-type="string">
            <text:p text:style-name="P5">20-<text:span text:style-name="T1"> Re posicionar </text:span>ícono del dominio.</text:p>
            <text:p text:style-name="Standard"><text:span text:style-name="T3">El</text:span><text:span text:style-name="T2"> </text:span><text:span text:style-name="T3">usuario</text:span><text:span text:style-name="T2"> </text:span><text:span text:style-name="T3">mantiene</text:span><text:span text:style-name="T2"> </text:span><text:span text:style-name="T3">apretado</text:span><text:span text:style-name="T2"> </text:span><text:span text:style-name="T3">el</text:span><text:span text:style-name="T2"> </text:span><text:span text:style-name="T3">botón</text:span><text:span text:style-name="T2"> </text:span><text:span text:style-name="T3">izquierdo</text:span><text:span text:style-name="T2"> </text:span><text:span text:style-name="T3">del</text:span><text:span text:style-name="T2"> </text:span><text:span text:style-name="T3">mouse</text:span><text:span text:style-name="T2"> </text:span><text:span text:style-name="T3">sobre</text:span><text:span text:style-name="T2"> </text:span><text:span text:style-name="T3">el</text:span><text:span text:style-name="T2"> </text:span><text:span text:style-name="T3">ícono,</text:span><text:span text:style-name="T2"> </text:span><text:span text:style-name="T3">y</text:span><text:span text:style-name="T2"> </text:span><text:span text:style-name="T3">comienza</text:span><text:span text:style-name="T2"> </text:span><text:span text:style-name="T3">a</text:span><text:span text:style-name="T2"> </text:span><text:span text:style-name="T3">arrastrarlo</text:span><text:span text:style-name="T3">.</text:span>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21-<text:span text:style-name="T1"> </text:span>El<text:span text:style-name="T1"> </text:span>sistema<text:span text:style-name="T1"> </text:span>anota<text:span text:style-name="T1"> </text:span>las<text:span text:style-name="T1"> </text:span>coordenadas<text:span text:style-name="T1"> </text:span>actuales,<text:span text:style-name="T1"> </text:span>y<text:span text:style-name="T1"> </text:span>va<text:span text:style-name="T1"> </text:span>posicionando<text:span text:style-name="T1"> </text:span>el<text:span text:style-name="T1"> </text:span>elemento<text:span text:style-name="T1"> </text:span>de<text:span text:style-name="T1"> </text:span>acuerdo<text:span text:style-name="T1"> </text:span>al<text:span text:style-name="T1"> </text:span>movimiento<text:span text:style-name="T1"> </text:span>del<text:span text:style-name="T1"> </text:span>mouse. </text:p>
          </table:table-cell>
        </table:table-row>
        <table:table-row table:style-name="Table3.1">
          <table:table-cell table:style-name="Table3.A1" office:value-type="string">
            <text:p text:style-name="P5">22-<text:span text:style-name="T1"> </text:span>El<text:span text:style-name="T1"> </text:span>usuario<text:span text:style-name="T1"> </text:span>suelta<text:span text:style-name="T1"> </text:span>el<text:span text:style-name="T1"> </text:span>ícono.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23-<text:span text:style-name="T1"> </text:span>El<text:span text:style-name="T1"> </text:span>sistema<text:span text:style-name="T1"> </text:span>guarda<text:span text:style-name="T1"> </text:span>la<text:span text:style-name="T1"> </text:span>coordenada<text:span text:style-name="T1"> </text:span>actual<text:span text:style-name="T1"> </text:span>del<text:span text:style-name="T1"> </text:span>elemento<text:span text:style-name="T1"> </text:span>representado<text:span text:style-name="T1"> </text:span>por<text:span text:style-name="T1"> </text:span>el<text:span text:style-name="T1"> </text:span>ícono. Se actualizan las coordenadas en el formulario correspondiente.</text:p>
          </table:table-cell>
        </table:table-row>
      </table:table>
      <text:p text:style-name="Standard"/>
      <text:p text:style-name="P11">Curso<text:span text:style-name="T1"> </text:span>alterno:</text:p>
      <text:p text:style-name="P11"/>
      <text:p text:style-name="Standard"><text:span text:style-name="T6">Línea</text:span><text:span text:style-name="T7"> </text:span><text:span text:style-name="T6">1:</text:span><text:span text:style-name="T7"> <text:s/></text:span><text:span text:style-name="T3">El</text:span><text:span text:style-name="T2"> </text:span><text:span text:style-name="T3">usuario</text:span><text:span text:style-name="T2"> </text:span><text:span text:style-name="T3">da</text:span><text:span text:style-name="T2"> </text:span><text:span text:style-name="T3">coordenadas,</text:span><text:span text:style-name="T2"> </text:span><text:span text:style-name="T3">x,y,</text:span><text:span text:style-name="T2"> </text:span><text:span text:style-name="T3">para</text:span><text:span text:style-name="T2"> </text:span><text:span text:style-name="T3">posicionar</text:span><text:span text:style-name="T2"> </text:span><text:span text:style-name="T3">un</text:span><text:span text:style-name="T2"> </text:span><text:span text:style-name="T3">punto.</text:span></text:p>
      <text:p text:style-name="Standard"><text:span text:style-name="T6">Línea</text:span><text:span text:style-name="T7"> </text:span><text:span text:style-name="T6">2:</text:span><text:span text:style-name="T7"> </text:span><text:span text:style-name="T2"><text:s/></text:span><text:span text:style-name="T3">El</text:span><text:span text:style-name="T2"> </text:span><text:span text:style-name="T3">sistema</text:span><text:span text:style-name="T2"> </text:span><text:span text:style-name="T3">posicionará</text:span><text:span text:style-name="T2"> </text:span><text:span text:style-name="T3">en</text:span><text:span text:style-name="T2"> </text:span><text:span text:style-name="T3">el</text:span><text:span text:style-name="T2"> </text:span><text:span text:style-name="T3">mapa</text:span><text:span text:style-name="T2"> </text:span><text:span text:style-name="T3">un</text:span><text:span text:style-name="T2"> </text:span><text:span text:style-name="T3">punto</text:span><text:span text:style-name="T2"> </text:span><text:span text:style-name="T3">de</text:span><text:span text:style-name="T2"> </text:span><text:span text:style-name="T3">acuerdo</text:span><text:span text:style-name="T2"> </text:span><text:span text:style-name="T3">a</text:span><text:span text:style-name="T2"> </text:span><text:span text:style-name="T3">las</text:span><text:span text:style-name="T2"> </text:span><text:span text:style-name="T3">coordenadas</text:span><text:span text:style-name="T2"> </text:span><text:span text:style-name="T3">dadas.</text:span></text:p>
      <text:p text:style-name="P11"/>
      <text:p text:style-name="Standard"><text:span text:style-name="T6">Línea</text:span><text:span text:style-name="T7"> </text:span><text:span text:style-name="T6">1:</text:span><text:span text:style-name="T7"> <text:s/></text:span><text:span text:style-name="T3">El</text:span><text:span text:style-name="T2"> </text:span><text:span text:style-name="T3">usuario</text:span><text:span text:style-name="T2"> </text:span><text:span text:style-name="T3">da</text:span><text:span text:style-name="T2"> </text:span><text:span text:style-name="T3">coordenadas,</text:span><text:span text:style-name="T2"> </text:span><text:span text:style-name="T3">[x,y;</text:span><text:span text:style-name="T2"> </text:span><text:span text:style-name="T3">x,y]</text:span><text:span text:style-name="T2"> <text:s/></text:span><text:span text:style-name="T3">para</text:span><text:span text:style-name="T2"> </text:span><text:span text:style-name="T3">posicionar</text:span><text:span text:style-name="T2"> </text:span><text:span text:style-name="T3">una</text:span><text:span text:style-name="T2"> </text:span><text:span text:style-name="T3">recta.</text:span></text:p>
      <text:p text:style-name="Standard"><text:span text:style-name="T6">Línea</text:span><text:span text:style-name="T7"> </text:span><text:span text:style-name="T6">2:</text:span><text:span text:style-name="T7"> </text:span><text:span text:style-name="T2"><text:s/></text:span><text:span text:style-name="T3">El</text:span><text:span text:style-name="T2"> </text:span><text:span text:style-name="T3">sistema</text:span><text:span text:style-name="T2"> </text:span><text:span text:style-name="T3">posicionará</text:span><text:span text:style-name="T2"> </text:span><text:span text:style-name="T3">en</text:span><text:span text:style-name="T2"> </text:span><text:span text:style-name="T3">el</text:span><text:span text:style-name="T2"> </text:span><text:span text:style-name="T3">mapa</text:span><text:span text:style-name="T2"> </text:span><text:span text:style-name="T3">la</text:span><text:span text:style-name="T2"> </text:span><text:span text:style-name="T3">recta</text:span><text:span text:style-name="T2"> </text:span><text:span text:style-name="T3">de</text:span><text:span text:style-name="T2"> </text:span><text:span text:style-name="T3">acuerdo</text:span><text:span text:style-name="T2"> </text:span><text:span text:style-name="T3">a</text:span><text:span text:style-name="T2"> </text:span><text:span text:style-name="T3">las</text:span><text:span text:style-name="T2"> </text:span><text:span text:style-name="T3">coordenadas</text:span><text:span text:style-name="T2"> </text:span><text:span text:style-name="T3">dadas.</text:span></text:p>
      <text:p text:style-name="P1"/>
      <text:p text:style-name="P1">Mientras<text:span text:style-name="T1"> </text:span>el<text:span text:style-name="T1"> </text:span>usuario<text:span text:style-name="T1"> </text:span>no<text:span text:style-name="T1"> </text:span>pase<text:span text:style-name="T1"> </text:span>a<text:span text:style-name="T1"> </text:span>la<text:span text:style-name="T1"> </text:span>línea<text:span text:style-name="T1"> </text:span>3<text:span text:style-name="T1"> </text:span>o<text:span text:style-name="T1"> </text:span>5,<text:span text:style-name="T1"> </text:span>los<text:span text:style-name="T1"> </text:span>datos<text:span text:style-name="T1"> </text:span>ingresado<text:span text:style-name="T1"> </text:span>seguirán<text:span text:style-name="T1"> </text:span>afectando<text:span text:style-name="T1"> </text:span>al<text:span text:style-name="T1"> </text:span>nuevo<text:span text:style-name="T1"> </text:span>elemento.</text:p>
      <text:p text:style-name="P1"/>
      <text:p text:style-name="Standard"><text:span text:style-name="T6">Línea</text:span><text:span text:style-name="T7"> </text:span><text:span text:style-name="T6">3:</text:span><text:span text:style-name="T7"> </text:span><text:span text:style-name="T3">Se</text:span><text:span text:style-name="T2"> </text:span><text:span text:style-name="T3">acepta</text:span><text:span text:style-name="T2"> </text:span><text:span text:style-name="T3">la</text:span><text:span text:style-name="T2"> </text:span><text:span text:style-name="T3">ubicación,</text:span><text:span text:style-name="T2"> </text:span><text:span text:style-name="T3">y</text:span><text:span text:style-name="T2"> </text:span><text:span text:style-name="T3">se</text:span><text:span text:style-name="T2"> </text:span><text:span text:style-name="T3">continúa</text:span><text:span text:style-name="T2"> </text:span><text:span text:style-name="T3">con</text:span><text:span text:style-name="T2"> </text:span><text:span text:style-name="T3">la</text:span><text:span text:style-name="T2"> </text:span><text:span text:style-name="T3">secuencia.</text:span><text:span text:style-name="T2"> </text:span></text:p>
      <text:p text:style-name="Standard"><text:span text:style-name="T6">Línea</text:span><text:span text:style-name="T7"> </text:span><text:span text:style-name="T6">4:</text:span><text:span text:style-name="T7"> </text:span><text:span text:style-name="T3">El</text:span><text:span text:style-name="T2"> </text:span><text:span text:style-name="T3">sistema</text:span><text:span text:style-name="T2"> </text:span><text:span text:style-name="T3">guarda</text:span><text:span text:style-name="T2"> </text:span><text:span text:style-name="T3">los</text:span><text:span text:style-name="T2"> </text:span><text:span text:style-name="T3">datos.</text:span></text:p>
      <text:p text:style-name="P11"/>
      <text:p text:style-name="Standard"><text:span text:style-name="T6">Línea</text:span><text:span text:style-name="T7"> </text:span><text:span text:style-name="T6">5:</text:span><text:span text:style-name="T7"> </text:span><text:span text:style-name="T3">Se</text:span><text:span text:style-name="T2"> </text:span><text:span text:style-name="T3">cancela</text:span><text:span text:style-name="T2"> </text:span><text:span text:style-name="T3">la</text:span><text:span text:style-name="T2"> </text:span><text:span text:style-name="T3">ubicación.</text:span></text:p>
      <text:p text:style-name="Standard"><text:span text:style-name="T6">Línea</text:span><text:span text:style-name="T7"> </text:span><text:span text:style-name="T6">6:</text:span><text:span text:style-name="T7"> </text:span><text:span text:style-name="T3">Se</text:span><text:span text:style-name="T2"> </text:span><text:span text:style-name="T3">borran</text:span><text:span text:style-name="T2"> </text:span><text:span text:style-name="T3">los</text:span><text:span text:style-name="T2"> </text:span><text:span text:style-name="T3">datos</text:span><text:span text:style-name="T2"> </text:span><text:span text:style-name="T3">de</text:span><text:span text:style-name="T2"> </text:span><text:span text:style-name="T3">las</text:span><text:span text:style-name="T2"> </text:span><text:span text:style-name="T3">coordenadas</text:span><text:span text:style-name="T2"> </text:span><text:span text:style-name="T3">ingresadas,</text:span><text:span text:style-name="T2"> </text:span><text:span text:style-name="T3">y</text:span><text:span text:style-name="T2"> </text:span><text:span text:style-name="T3">se</text:span><text:span text:style-name="T2"> </text:span><text:span text:style-name="T3">elimina</text:span><text:span text:style-name="T2"> </text:span><text:span text:style-name="T3">el</text:span><text:span text:style-name="T2"> </text:span><text:span text:style-name="T3">ícono</text:span><text:span text:style-name="T2"> </text:span><text:span text:style-name="T3">que</text:span><text:span text:style-name="T2"> </text:span><text:span text:style-name="T3">se</text:span><text:span text:style-name="T2"> </text:span><text:span text:style-name="T3">estaba</text:span><text:span text:style-name="T2"> </text:span><text:span text:style-name="T3">representando.</text:span></text:p>
      <text:p text:style-name="P11"/>
      <text:p text:style-name="Standard"><text:span text:style-name="T6">Línea</text:span><text:span text:style-name="T7"> 11</text:span><text:span text:style-name="T6">:</text:span><text:span text:style-name="T7"> </text:span><text:span text:style-name="T3">Los</text:span><text:span text:style-name="T2"> </text:span><text:span text:style-name="T3">puntos</text:span><text:span text:style-name="T2"> </text:span><text:span text:style-name="T3">X,</text:span><text:span text:style-name="T2"> </text:span><text:span text:style-name="T3">Y</text:span><text:span text:style-name="T2"> </text:span><text:span text:style-name="T3">que</text:span><text:span text:style-name="T2"> </text:span><text:span text:style-name="T3">conforma</text:span><text:span text:style-name="T2"> </text:span><text:span text:style-name="T3">la</text:span><text:span text:style-name="T2"> </text:span><text:span text:style-name="T3">recta</text:span><text:span text:style-name="T2"> </text:span><text:span text:style-name="T3">no</text:span><text:span text:style-name="T2"> </text:span><text:span text:style-name="T3">pueden</text:span><text:span text:style-name="T2"> </text:span><text:span text:style-name="T3">ser</text:span><text:span text:style-name="T2"> </text:span><text:span text:style-name="T3">iguales,</text:span><text:span text:style-name="T2"> </text:span><text:span text:style-name="T3">por</text:span><text:span text:style-name="T2"> </text:span><text:span text:style-name="T3">lo</text:span><text:span text:style-name="T2"> </text:span><text:span text:style-name="T3">tanto</text:span><text:span text:style-name="T2"> </text:span><text:span text:style-name="T3">si</text:span><text:span text:style-name="T2"> </text:span><text:span text:style-name="T3">el</text:span><text:span text:style-name="T2"> </text:span><text:span text:style-name="T3">usuario</text:span><text:span text:style-name="T2"> </text:span><text:span text:style-name="T3">continúa</text:span><text:span text:style-name="T2"> </text:span><text:span text:style-name="T3">moviendo</text:span><text:span text:style-name="T2"> </text:span><text:span text:style-name="T3">el</text:span><text:span text:style-name="T2"> </text:span><text:span text:style-name="T3">mouse</text:span><text:span text:style-name="T2"> </text:span><text:span text:style-name="T3">hacia</text:span><text:span text:style-name="T2"> </text:span><text:span text:style-name="T3">el</text:span><text:span text:style-name="T2"> </text:span><text:span text:style-name="T3">eje,</text:span><text:span text:style-name="T2"> </text:span><text:span text:style-name="T3">cuando</text:span><text:span text:style-name="T2"> </text:span><text:span text:style-name="T3">la</text:span><text:span text:style-name="T2"> </text:span><text:span text:style-name="T3">distancia</text:span><text:span text:style-name="T2"> </text:span><text:span text:style-name="T3">entre</text:span><text:span text:style-name="T2"> </text:span><text:span text:style-name="T3">éstos</text:span><text:span text:style-name="T2"> </text:span><text:span text:style-name="T3">sea</text:span><text:span text:style-name="T2"> </text:span><text:span text:style-name="T3">la</text:span><text:span text:style-name="T2"> </text:span><text:span text:style-name="T3">mitad</text:span><text:span text:style-name="T2"> </text:span><text:span text:style-name="T3">de</text:span><text:span text:style-name="T2"> </text:span><text:span text:style-name="T3">la</text:span><text:span text:style-name="T2"> </text:span><text:span text:style-name="T3">distancia</text:span><text:span text:style-name="T2"> </text:span><text:span text:style-name="T3">que</text:span><text:span text:style-name="T2"> </text:span><text:span text:style-name="T3">por</text:span><text:span text:style-name="T2"> </text:span><text:span text:style-name="T3">defecto</text:span><text:span text:style-name="T2"> </text:span><text:span text:style-name="T3">tiene</text:span><text:span text:style-name="T2"> </text:span><text:span text:style-name="T3">la</text:span><text:span text:style-name="T2"> </text:span><text:span text:style-name="T3">recta</text:span><text:span text:style-name="T2"> </text:span><text:span text:style-name="T3">cuando</text:span><text:span text:style-name="T2"> </text:span><text:span text:style-name="T3">se</text:span><text:span text:style-name="T2"> </text:span><text:span text:style-name="T3">agrega</text:span><text:span text:style-name="T2"> </text:span><text:span text:style-name="T3">gráficamente,</text:span><text:span text:style-name="T2"> </text:span><text:span text:style-name="T3">entonces</text:span><text:span text:style-name="T2"> </text:span><text:span text:style-name="T3">el</text:span><text:span text:style-name="T2"> </text:span><text:span text:style-name="T3">sistema</text:span><text:span text:style-name="T2"> </text:span><text:span text:style-name="T3">deja</text:span><text:span text:style-name="T2"> </text:span><text:span text:style-name="T3">de</text:span><text:span text:style-name="T2"> </text:span><text:span text:style-name="T3">modificar</text:span><text:span text:style-name="T2"> </text:span><text:span text:style-name="T3">su</text:span><text:span text:style-name="T2"> </text:span><text:span text:style-name="T3">tamaño,</text:span><text:span text:style-name="T2"> </text:span><text:span text:style-name="T3">hasta</text:span><text:span text:style-name="T2"> </text:span><text:span text:style-name="T3">que</text:span><text:span text:style-name="T2"> </text:span><text:span text:style-name="T3">el</text:span><text:span text:style-name="T2"> </text:span><text:span text:style-name="T3">usuario</text:span><text:span text:style-name="T2"> </text:span><text:span text:style-name="T3">comience</text:span><text:span text:style-name="T2"> </text:span><text:span text:style-name="T3">a</text:span><text:span text:style-name="T2"> </text:span><text:span text:style-name="T3">mover</text:span><text:span text:style-name="T2"> </text:span><text:span text:style-name="T3">el</text:span><text:span text:style-name="T2"> </text:span><text:span text:style-name="T3">mouse</text:span><text:span text:style-name="T2"> </text:span><text:span text:style-name="T3">de</text:span><text:span text:style-name="T2"> </text:span><text:span text:style-name="T3">manera</text:span><text:span text:style-name="T2"> </text:span><text:span text:style-name="T3">opuesta</text:span><text:span text:style-name="T2"> </text:span><text:span text:style-name="T3">al</text:span><text:span text:style-name="T2"> </text:span><text:span text:style-name="T3">eje.</text:span></text:p>
      <text:p text:style-name="P1"/>
      <text:p text:style-name="Standard"><text:span text:style-name="T6">Línea</text:span><text:span text:style-name="T7"> </text:span><text:span text:style-name="T6">18.a:</text:span><text:span text:style-name="T7"> </text:span><text:span text:style-name="T3">El</text:span><text:span text:style-name="T2"> </text:span><text:span text:style-name="T3">usuario</text:span><text:span text:style-name="T2"> </text:span><text:span text:style-name="T3">decide</text:span><text:span text:style-name="T2"> </text:span><text:span text:style-name="T3">cancelar</text:span><text:span text:style-name="T2"> </text:span><text:span text:style-name="T3">la</text:span><text:span text:style-name="T2"> </text:span><text:span text:style-name="T3">asociacion.</text:span></text:p>
      <text:p text:style-name="Standard"><text:span text:style-name="T6">Línea</text:span><text:span text:style-name="T7"> </text:span><text:span text:style-name="T6">18.b:</text:span><text:span text:style-name="T7"> </text:span><text:span text:style-name="T3">El</text:span><text:span text:style-name="T2"> </text:span><text:span text:style-name="T3">sistema</text:span><text:span text:style-name="T2"> </text:span><text:span text:style-name="T3">hace</text:span><text:span text:style-name="T2"> </text:span><text:span text:style-name="T3">un</text:span><text:span text:style-name="T2"> </text:span><text:span text:style-name="T3">borrado</text:span><text:span text:style-name="T2"> </text:span><text:span text:style-name="T3">lógico</text:span><text:span text:style-name="T2"> </text:span><text:span text:style-name="T3">de</text:span><text:span text:style-name="T2"> </text:span><text:span text:style-name="T3">las</text:span><text:span text:style-name="T2"> </text:span><text:span text:style-name="T3">asociaciones</text:span><text:span text:style-name="T2"> </text:span><text:span text:style-name="T3">generadas</text:span></text:p>
      <text:p text:style-name="P1"/>
      <text:p text:style-name="P14"><text:span text:style-name="T6">Línea</text:span><text:span text:style-name="T7"> </text:span><text:span text:style-name="T6">18.e:</text:span><text:span text:style-name="T7"> </text:span><text:span text:style-name="T3">El</text:span><text:span text:style-name="T2"> </text:span><text:span text:style-name="T3">usuario</text:span><text:span text:style-name="T2"> </text:span><text:span text:style-name="T3">decide</text:span><text:span text:style-name="T2"> </text:span><text:span text:style-name="T3">cancelar</text:span><text:span text:style-name="T2"> </text:span><text:span text:style-name="T3">la</text:span><text:span text:style-name="T2"> </text:span><text:span text:style-name="T3">asociacion.</text:span></text:p>
      <text:p text:style-name="Standard"><text:span text:style-name="T6">Línea</text:span><text:span text:style-name="T7"> </text:span><text:span text:style-name="T6">18.f:</text:span><text:span text:style-name="T7"> <text:s/></text:span><text:span text:style-name="T3">El</text:span><text:span text:style-name="T2"> </text:span><text:span text:style-name="T3">sistema</text:span><text:span text:style-name="T2"> </text:span><text:span text:style-name="T3">hace</text:span><text:span text:style-name="T2"> </text:span><text:span text:style-name="T3">un</text:span><text:span text:style-name="T2"> </text:span><text:span text:style-name="T3">borrado</text:span><text:span text:style-name="T2"> </text:span><text:span text:style-name="T3">lógico</text:span><text:span text:style-name="T2"> </text:span><text:span text:style-name="T3">de</text:span><text:span text:style-name="T2"> </text:span><text:span text:style-name="T3">las</text:span><text:span text:style-name="T2"> </text:span><text:span text:style-name="T3">asociaciones</text:span><text:span text:style-name="T2"> </text:span><text:span text:style-name="T3">generadas</text:span></text:p>
      <text:p text:style-name="P7"><text:s/>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h text:style-name="Heading_20_4" text:outline-level="4">Casos<text:span text:style-name="T1"> </text:span>de<text:span text:style-name="T1"> </text:span>uso<text:span text:style-name="T1"> </text:span>no<text:span text:style-name="T1"> </text:span>críticos</text:h>
      <text:p text:style-name="P1"/>
      <text:h text:style-name="P15" text:outline-level="5">Modificar<text:span text:style-name="T1"> </text:span>Dominio</text:h>
      <text:p text:style-name="P1"/>
      <text:p text:style-name="P1">Actores:<text:span text:style-name="T1"> </text:span>Usuario</text:p>
      <text:p text:style-name="P1"/>
      <text:p text:style-name="P1">Descripción:<text:span text:style-name="T1"> </text:span>Trata<text:span text:style-name="T1"> </text:span>sobre<text:span text:style-name="T1"> </text:span>la<text:span text:style-name="T1"> </text:span>modificación<text:span text:style-name="T1"> </text:span>o<text:span text:style-name="T1"> </text:span>eliminación<text:span text:style-name="T1"> </text:span>de<text:span text:style-name="T1"> </text:span>los<text:span text:style-name="T1"> </text:span>datos<text:span text:style-name="T1"> </text:span>definidos<text:span text:style-name="T1"> </text:span>en<text:span text:style-name="T1"> </text:span>el<text:span text:style-name="T1"> </text:span>dominio.</text:p>
      <text:p text:style-name="P1"/>
      <text:p text:style-name="P1">Pre-condiciones:<text:span text:style-name="T1"> </text:span>Ya<text:span text:style-name="T1"> </text:span>se<text:span text:style-name="T1"> </text:span>debieron<text:span text:style-name="T1"> </text:span>de<text:span text:style-name="T1"> </text:span>haber<text:span text:style-name="T1"> </text:span>ingresado<text:span text:style-name="T1"> </text:span>datos<text:span text:style-name="T1"> </text:span>al<text:span text:style-name="T1"> </text:span>dominio.</text:p>
      <text:p text:style-name="P1"/>
      <text:p text:style-name="P1">Pos-Condicion: Se devuelve un Dominio más ajustado a la realidad.</text:p>
      <text:p text:style-name="P6"/>
      <text:p text:style-name="P1"/>
      <text:p text:style-name="P1">Flujo<text:span text:style-name="T1"> </text:span>de<text:span text:style-name="T1"> </text:span>eventos:</text:p>
      <text:p text:style-name="P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">Acción<text:span text:style-name="T1"> </text:span>de<text:span text:style-name="T1"> </text:span>actor</text:p>
          </table:table-cell>
          <table:table-cell table:style-name="Table11.B1" office:value-type="string">
            <text:p text:style-name="P5">Respuesta<text:span text:style-name="T1"> </text:span>del<text:span text:style-name="T1"> </text:span>sistema</text:p>
          </table:table-cell>
        </table:table-row>
        <table:table-row table:style-name="Table11.1">
          <table:table-cell table:style-name="Table11.A1" office:value-type="string">
            <text:p text:style-name="P5">1.a-<text:span text:style-name="T1"> </text:span>Modificar.<text:span text:style-name="T1"> </text:span></text:p>
            <text:p text:style-name="Standard"><text:span text:style-name="T3">El</text:span><text:span text:style-name="T2"> </text:span><text:span text:style-name="T3">usuario</text:span><text:span text:style-name="T2"> </text:span><text:span text:style-name="T3">se</text:span><text:span text:style-name="T2"> </text:span><text:span text:style-name="T3">posiciona</text:span><text:span text:style-name="T2"> </text:span><text:span text:style-name="T3">sobre</text:span><text:span text:style-name="T2"> </text:span><text:span text:style-name="T3">el</text:span><text:span text:style-name="T2"> </text:span><text:span text:style-name="T3">elemento</text:span><text:span text:style-name="T2"> </text:span><text:span text:style-name="T3">a</text:span><text:span text:style-name="T2"> </text:span><text:span text:style-name="T3">modificar</text:span><text:span text:style-name="T2"> </text:span><text:span text:style-name="T3">apretando</text:span><text:span text:style-name="T2"> </text:span><text:span text:style-name="T3">una</text:span><text:span text:style-name="T2"> </text:span><text:span text:style-name="T3">vez</text:span><text:span text:style-name="T2"> </text:span><text:span text:style-name="T3">el</text:span><text:span text:style-name="T2"> </text:span><text:span text:style-name="T3">botón</text:span><text:span text:style-name="T2"> </text:span><text:span text:style-name="T3">izquierdo</text:span><text:span text:style-name="T2"> </text:span><text:span text:style-name="T3">del</text:span><text:span text:style-name="T2"> </text:span><text:span text:style-name="T3">mouse.</text:span></text:p>
          </table:table-cell>
          <table:table-cell table:style-name="Table11.B1" office:value-type="string">
            <text:p text:style-name="P5"/>
          </table:table-cell>
        </table:table-row>
        <table:table-row table:style-name="Table11.1">
          <table:table-cell table:style-name="Table11.A1" office:value-type="string">
            <text:p text:style-name="P10">Si<text:span text:style-name="T1"> </text:span>se<text:span text:style-name="T1"> </text:span>trata<text:span text:style-name="T1"> </text:span>de<text:span text:style-name="T1"> </text:span>un<text:span text:style-name="T1"> </text:span>pozo<text:span text:style-name="T1"> </text:span>ir<text:span text:style-name="T1"> </text:span>al<text:span text:style-name="T1"> </text:span>paso<text:span text:style-name="T1"> </text:span>1.a.1<text:span text:style-name="T1"> </text:span>para<text:span text:style-name="T1"> </text:span>modificar<text:span text:style-name="T1"> </text:span>las<text:span text:style-name="T1"> </text:span>observaciones,<text:span text:style-name="T1"> </text:span>al<text:span text:style-name="T1"> </text:span>paso<text:span text:style-name="T1"> </text:span>1.a.2<text:span text:style-name="T1"> </text:span>para<text:span text:style-name="T1"> </text:span>modificar<text:span text:style-name="T1"> </text:span>las<text:span text:style-name="T1"> </text:span>coordenadas<text:span text:style-name="T1"> </text:span>del<text:span text:style-name="T1"> </text:span>pozo.</text:p>
            <text:p text:style-name="P9">Si<text:span text:style-name="T1"> </text:span>se<text:span text:style-name="T1"> </text:span>trata<text:span text:style-name="T1"> </text:span>de<text:span text:style-name="T1"> </text:span>una<text:span text:style-name="T1"> </text:span>recta<text:span text:style-name="T1"> </text:span>ir<text:span text:style-name="T1"> </text:span>al<text:span text:style-name="T1"> </text:span>paso<text:span text:style-name="T1"> </text:span>1.a.3<text:span text:style-name="T1"> </text:span>para<text:span text:style-name="T1"> <text:s/></text:span>modificar<text:span text:style-name="T1"> </text:span>su<text:span text:style-name="T1"> </text:span>posición<text:span text:style-name="T1"> </text:span>en<text:span text:style-name="T1"> </text:span>el<text:span text:style-name="T1"> </text:span>dominio..</text:p>
          </table:table-cell>
          <table:table-cell table:style-name="Table11.B1" office:value-type="string">
            <text:p text:style-name="P5">El<text:span text:style-name="T1"> </text:span>sistema<text:span text:style-name="T1"> </text:span>devuelve<text:span text:style-name="T1"> <text:s/></text:span>las<text:span text:style-name="T1"> </text:span>coordenadas<text:span text:style-name="T1"> <text:s/></text:span>.</text:p>
          </table:table-cell>
        </table:table-row>
        <table:table-row table:style-name="Table11.1">
          <table:table-cell table:style-name="Table11.A1" office:value-type="string">
            <text:p text:style-name="P13"><text:span text:style-name="T3">1.a.1-</text:span><text:span text:style-name="T2"> </text:span><text:span text:style-name="T3">Se</text:span><text:span text:style-name="T2"> </text:span><text:span text:style-name="T3">procede</text:span><text:span text:style-name="T2"> </text:span><text:span text:style-name="T3">a</text:span><text:span text:style-name="T2"> </text:span><text:span text:style-name="T3">ejecutar</text:span><text:span text:style-name="T2"> </text:span><text:span text:style-name="T3">la</text:span><text:span text:style-name="T2"> </text:span><text:span text:style-name="T3">rutina</text:span><text:span text:style-name="T2"> </text:span><text:span text:style-name="T3">descrita</text:span><text:span text:style-name="T2"> </text:span><text:span text:style-name="T3">en</text:span><text:span text:style-name="T2"> </text:span><text:span text:style-name="T3">las</text:span><text:span text:style-name="T2"> </text:span><text:span text:style-name="T3">líneas</text:span><text:span text:style-name="T2"> </text:span><text:span text:style-name="T3">desde</text:span><text:span text:style-name="T2"> 14</text:span><text:span text:style-name="T3">,</text:span><text:span text:style-name="T2"> </text:span><text:span text:style-name="T3">hasta</text:span><text:span text:style-name="T2"> 19 <text:s/></text:span><text:span text:style-name="T3">del</text:span><text:span text:style-name="T2"> </text:span><text:span text:style-name="T3">caso</text:span><text:span text:style-name="T2"> </text:span><text:span text:style-name="T3">de</text:span><text:span text:style-name="T2"> </text:span><text:span text:style-name="T3">uso</text:span><text:span text:style-name="T2"> </text:span><text:span text:style-name="T6">Definir</text:span><text:span text:style-name="T7"> </text:span><text:span text:style-name="T6">dominio</text:span></text:p>
          </table:table-cell>
          <table:table-cell table:style-name="Table11.B1" office:value-type="string">
            <text:p text:style-name="P5"/>
          </table:table-cell>
        </table:table-row>
        <table:table-row table:style-name="Table11.1">
          <table:table-cell table:style-name="Table11.A1" office:value-type="string">
            <text:p text:style-name="P13"><text:span text:style-name="T3">1.a.2-</text:span><text:span text:style-name="T2"> </text:span><text:span text:style-name="T3">Se</text:span><text:span text:style-name="T2"> </text:span><text:span text:style-name="T3">procede</text:span><text:span text:style-name="T2"> </text:span><text:span text:style-name="T3">a</text:span><text:span text:style-name="T2"> </text:span><text:span text:style-name="T3">ejecutar</text:span><text:span text:style-name="T2"> </text:span><text:span text:style-name="T3">la</text:span><text:span text:style-name="T2"> </text:span><text:span text:style-name="T3">rutina</text:span><text:span text:style-name="T2"> </text:span><text:span text:style-name="T3">descrita</text:span><text:span text:style-name="T2"> </text:span><text:span text:style-name="T3">en</text:span><text:span text:style-name="T2"> </text:span><text:span text:style-name="T3">las</text:span><text:span text:style-name="T2"> </text:span><text:span text:style-name="T3">líneas</text:span><text:span text:style-name="T2"> </text:span><text:span text:style-name="T3">desde</text:span><text:span text:style-name="T2"> </text:span><text:span text:style-name="T3">21,</text:span><text:span text:style-name="T2"> </text:span><text:span text:style-name="T3">hasta</text:span><text:span text:style-name="T2"> </text:span><text:span text:style-name="T3">23</text:span><text:span text:style-name="T2"> <text:s/></text:span><text:span text:style-name="T3">del</text:span><text:span text:style-name="T2"> </text:span><text:span text:style-name="T3">caso</text:span><text:span text:style-name="T2"> </text:span><text:span text:style-name="T3">de</text:span><text:span text:style-name="T2"> </text:span><text:span text:style-name="T3">uso</text:span><text:span text:style-name="T2"> </text:span><text:span text:style-name="T6">Definir</text:span><text:span text:style-name="T7"> </text:span><text:span text:style-name="T6">dominio,</text:span><text:span text:style-name="T7"> </text:span><text:span text:style-name="T3">o</text:span><text:span text:style-name="T2"> </text:span><text:span text:style-name="T3">el</text:span><text:span text:style-name="T2"> </text:span><text:span text:style-name="T3">curso</text:span><text:span text:style-name="T2"> </text:span><text:span text:style-name="T3">alternativo</text:span><text:span text:style-name="T2"> </text:span><text:span text:style-name="T3">para</text:span><text:span text:style-name="T2"> </text:span><text:span text:style-name="T3">el</text:span><text:span text:style-name="T2"> </text:span><text:span text:style-name="T3">punto</text:span><text:span text:style-name="T2"> </text:span><text:span text:style-name="T3">de</text:span><text:span text:style-name="T2"> </text:span><text:span text:style-name="T3">la</text:span><text:span text:style-name="T2"> </text:span><text:span text:style-name="T3">línea</text:span><text:span text:style-name="T2"> </text:span><text:span text:style-name="T3">número</text:span><text:span text:style-name="T2"> </text:span><text:span text:style-name="T3">1.</text:span></text:p>
          </table:table-cell>
          <table:table-cell table:style-name="Table11.B1" office:value-type="string">
            <text:p text:style-name="P5"/>
          </table:table-cell>
        </table:table-row>
        <table:table-row table:style-name="Table11.1">
          <table:table-cell table:style-name="Table11.A1" office:value-type="string">
            <text:p text:style-name="P13"><text:span text:style-name="T3">1.a.3-</text:span><text:span text:style-name="T2"> </text:span><text:span text:style-name="T3">Para</text:span><text:span text:style-name="T2"> </text:span><text:span text:style-name="T3">modificar</text:span><text:span text:style-name="T2"> la recta </text:span><text:span text:style-name="T3">se</text:span><text:span text:style-name="T2"> </text:span><text:span text:style-name="T3">procede</text:span><text:span text:style-name="T2"> </text:span><text:span text:style-name="T3">a</text:span><text:span text:style-name="T2"> </text:span><text:span text:style-name="T3">ejecutar</text:span><text:span text:style-name="T2"> </text:span><text:span text:style-name="T3">la</text:span><text:span text:style-name="T2"> </text:span><text:span text:style-name="T3">rutina</text:span><text:span text:style-name="T2"> </text:span><text:span text:style-name="T3">descrita</text:span><text:span text:style-name="T2"> </text:span><text:span text:style-name="T3">en</text:span><text:span text:style-name="T2"> </text:span><text:span text:style-name="T3">las</text:span><text:span text:style-name="T2"> </text:span><text:span text:style-name="T3">líneas</text:span><text:span text:style-name="T2"> </text:span><text:span text:style-name="T3">desde</text:span><text:span text:style-name="T2"> 6</text:span><text:span text:style-name="T3">,</text:span><text:span text:style-name="T2"> </text:span><text:span text:style-name="T3">hasta</text:span><text:span text:style-name="T2"> 12 </text:span><text:span text:style-name="T3">del</text:span><text:span text:style-name="T2"> </text:span><text:span text:style-name="T3">caso</text:span><text:span text:style-name="T2"> </text:span><text:span text:style-name="T3">de</text:span><text:span text:style-name="T2"> </text:span><text:span text:style-name="T3">uso,</text:span><text:span text:style-name="T2"> </text:span><text:span text:style-name="T6">Definir</text:span><text:span text:style-name="T7"> </text:span><text:span text:style-name="T6">dominio</text:span><text:span text:style-name="T7"> </text:span><text:span text:style-name="T8">o el curso alternativo para rectas de la línea número 1</text:span><text:span text:style-name="T7">.</text:span></text:p>
          </table:table-cell>
          <table:table-cell table:style-name="Table11.B1" office:value-type="string">
            <text:p text:style-name="P5"/>
          </table:table-cell>
        </table:table-row>
        <table:table-row table:style-name="Table11.1">
          <table:table-cell table:style-name="Table11.A1" office:value-type="string">
            <text:p text:style-name="P4">2.-<text:span text:style-name="T1"> </text:span>Eliminar<text:span text:style-name="T1"> </text:span>símbolo<text:span text:style-name="T1"> </text:span>del<text:span text:style-name="T1"> </text:span>dominio.</text:p>
            <text:p text:style-name="P3">El<text:span text:style-name="T1"> </text:span>usuario<text:span text:style-name="T1"> </text:span>se<text:span text:style-name="T1"> </text:span>posiciona<text:span text:style-name="T1"> </text:span>sobre<text:span text:style-name="T1"> </text:span>cualquier<text:span text:style-name="T1"> </text:span>ícono,<text:span text:style-name="T1"> </text:span>y<text:span text:style-name="T1"> selecciona la opcion de </text:span><text:soft-page-break/><text:span text:style-name="T1">eliminar</text:span>.</text:p>
          </table:table-cell>
          <table:table-cell table:style-name="Table11.B1" office:value-type="string">
            <text:p text:style-name="P5"/>
          </table:table-cell>
        </table:table-row>
        <table:table-row table:style-name="Table11.1">
          <table:table-cell table:style-name="Table11.A1" office:value-type="string">
            <text:p text:style-name="P5"/>
          </table:table-cell>
          <table:table-cell table:style-name="Table11.B1" office:value-type="string">
            <text:p text:style-name="P13"><text:span text:style-name="T3">2.3-</text:span><text:span text:style-name="T2"> </text:span><text:span text:style-name="T3">Se</text:span><text:span text:style-name="T2"> </text:span><text:span text:style-name="T3">elimina</text:span><text:span text:style-name="T2"> </text:span><text:span text:style-name="T3">el</text:span><text:span text:style-name="T2"> </text:span><text:span text:style-name="T3">ícono</text:span><text:span text:style-name="T2"> </text:span><text:span text:style-name="T3">del</text:span><text:span text:style-name="T2"> </text:span><text:span text:style-name="T3">dominio,</text:span><text:span text:style-name="T2"> </text:span><text:span text:style-name="T3">previamente</text:span><text:span text:style-name="T2"> </text:span><text:span text:style-name="T3">se</text:span><text:span text:style-name="T2"> </text:span><text:span text:style-name="T3">desasocian</text:span><text:span text:style-name="T2"> </text:span><text:span text:style-name="T3">los</text:span><text:span text:style-name="T2"> </text:span><text:span text:style-name="T3">datos,</text:span><text:span text:style-name="T2"> </text:span><text:span text:style-name="T3">y</text:span><text:span text:style-name="T2"> </text:span><text:span text:style-name="T3">se</text:span><text:span text:style-name="T2"> </text:span><text:span text:style-name="T3">eliminan</text:span><text:span text:style-name="T2"> </text:span><text:span text:style-name="T3">las</text:span><text:span text:style-name="T2"> </text:span><text:span text:style-name="T3">coordenadas</text:span><text:span text:style-name="T2"> </text:span><text:span text:style-name="T3">que</text:span><text:span text:style-name="T2"> </text:span><text:span text:style-name="T3">lo</text:span><text:span text:style-name="T2"> </text:span><text:span text:style-name="T3">representaban.</text:span></text:p>
          </table:table-cell>
        </table:table-row>
      </table:table>
      <text:p text:style-name="Standard"/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3.048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3.556cm" fo:margin-right="0cm" fo:margin-top="0.423cm" fo:margin-bottom="0.106cm" fo:text-indent="0cm" style:auto-text-indent="false"/>
      <style:text-properties style:font-name="Arial" fo:font-size="12pt" fo:language="es" fo:country="ES" fo:font-style="italic" style:font-size-asian="12pt" style:font-style-asian="italic" style:font-name-complex="Arial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22T19:41:14.50</meta:creation-date>
    <dc:date>2012-01-06T00:46:57</dc:date>
    <meta:editing-duration>PT1H17M42S</meta:editing-duration>
    <meta:editing-cycles>7</meta:editing-cycles>
    <meta:generator>LibreOffice/3.4$Unix LibreOffice_project/340m1$Build-402</meta:generator>
    <dc:creator>Sebastián </dc:creator>
    <meta:document-statistic meta:table-count="2" meta:image-count="0" meta:object-count="0" meta:page-count="5" meta:paragraph-count="84" meta:word-count="1219" meta:character-count="7023" meta:non-whitespace-character-count="5860"/>
  </office:meta>
</office:document-meta>
</file>